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23.63cm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2.29cm" fo:min-width="6.1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03cm" fo:min-width="5.088cm"/>
    </style:style>
    <style:style style:name="gr7" style:family="graphic" style:parent-style-name="standard">
      <style:graphic-properties draw:textarea-horizontal-align="justify" draw:textarea-vertical-align="middle" draw:auto-grow-height="false" fo:min-height="4.703cm" fo:min-width="5.088cm"/>
      <style:paragraph-properties style:writing-mode="lr-tb"/>
    </style:style>
    <style:style style:name="gr8" style:family="graphic" style:parent-style-name="standard">
      <style:graphic-properties draw:fill-color="#dde8cb" draw:textarea-horizontal-align="justify" draw:textarea-vertical-align="middle" draw:auto-grow-height="false" fo:min-height="5.592cm" fo:min-width="24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6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dde8cb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cm" svg:height="1.673cm" svg:x="4.175cm" svg:y="5.318cm">
          <draw:text-box>
            <text:p>Kad se na velikom ekranu uđe u stranicu, da prvo bude onaj play gif ili tako neka slika,</text:p>
            <text:p>Pa klikneš neko dugme I onda se pojavi prava stranica??</text:p>
          </draw:text-box>
        </draw:frame>
      </draw:page>
      <draw:page draw:name="page2" draw:style-name="dp1" draw:master-page-name="Default">
        <draw:custom-shape draw:style-name="gr2" draw:text-style-name="P2" draw:layer="layout" svg:width="24.13cm" svg:height="2.921cm" svg:x="2.27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2.54cm" svg:x="2.27cm" svg:y="2.1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696cm" svg:height="2.232cm" svg:x="4.683cm" svg:y="2.905cm">
          <draw:text-box>
            <text:p>logo</text:p>
          </draw:text-box>
        </draw:frame>
        <draw:frame draw:style-name="gr5" draw:text-style-name="P4" draw:layer="layout" svg:width="9.398cm" svg:height="2.384cm" svg:x="13.065cm" svg:y="3.032cm">
          <draw:text-box>
            <text:p>nav</text:p>
          </draw:text-box>
        </draw:frame>
        <draw:custom-shape draw:style-name="gr6" draw:text-style-name="P2" draw:layer="layout" svg:width="5.588cm" svg:height="4.953cm" svg:x="3.032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88cm" svg:height="4.953cm" svg:x="10.017cm" svg:y="12.684cm">
          <text:p text:style-name="P5">ig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88cm" svg:height="4.953cm" svg:x="17.637cm" svg:y="12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4.765cm" svg:height="5.842cm" svg:x="2.016cm" svg:y="5.69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29cm" svg:height="0.962cm" svg:x="10.398cm" svg:y="8.366cm">
          <draw:text-box>
            <text:p><text:span text:style-name="T1">baner</text:span></text:p>
          </draw:text-box>
        </draw:frame>
        <draw:frame draw:style-name="gr10" draw:text-style-name="P7" draw:layer="layout" svg:width="2.026cm" svg:height="0.962cm" svg:x="22.336cm" svg:y="3.159cm">
          <draw:text-box>
            <text:p><text:span text:style-name="T1">log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8:38:38.585980572</meta:creation-date>
    <dc:date>2020-12-28T17:19:46.390713186</dc:date>
    <meta:editing-duration>PT7M10S</meta:editing-duration>
    <meta:editing-cycles>2</meta:editing-cycles>
    <meta:generator>LibreOffice/6.4.6.2$Linux_X86_64 LibreOffice_project/40$Build-2</meta:generator>
    <meta:document-statistic meta:object-count="11"/>
  </office:meta>
</office:document-meta>
</file>